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break-before="page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 style:list-style-name="L1">
      <style:text-properties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80"/>
    </style:style>
    <style:style style:name="T7" style:family="text">
      <style:text-properties fo:color="#008080" fo:language="fr" fo:country="FR"/>
    </style:style>
    <style:style style:name="T8" style:family="text">
      <style:text-properties fo:color="#008080" fo:language="fr" fo:country="FR" fo:font-weight="bold" style:font-weight-asian="bold" style:font-weight-complex="bold"/>
    </style:style>
    <style:style style:name="T9" style:family="text">
      <style:text-properties fo:color="#008080" fo:font-weight="bold" style:font-weight-asian="bold" style:font-weight-complex="bold"/>
    </style:style>
    <style:style style:name="T10" style:family="text"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Bureau <text:span text:style-name="T2">provisoire</text:span> de la sous-section MPP Pays-Bas</text:p>
      <text:p text:style-name="P1"/>
      <text:list xml:id="list8208359505057506741" text:style-name="L1">
        <text:list-item>
          <text:p text:style-name="P7">Gaetan Ouedraogo</text:p>
        </text:list-item>
        <text:list-item>
          <text:p text:style-name="P8">KY Jean</text:p>
        </text:list-item>
        <text:list-item>
          <text:p text:style-name="P8">Bakayogo</text:p>
        </text:list-item>
        <text:list-item>
          <text:p text:style-name="P8">Eric Ido</text:p>
        </text:list-item>
        <text:list-item>
          <text:p text:style-name="P8">Idrissa Yameogo</text:p>
        </text:list-item>
        <text:list-item>
          <text:p text:style-name="P8">Sian Antoine</text:p>
        </text:list-item>
        <text:list-item>
          <text:p text:style-name="P8">Saliou Traore</text:p>
        </text:list-item>
        <text:list-item>
          <text:p text:style-name="P8">Madou Ouedraogo</text:p>
        </text:list-item>
        <text:list-item>
          <text:p text:style-name="P8">Ibrahim Derra</text:p>
        </text:list-item>
        <text:list-item>
          <text:p text:style-name="P8">Coulibaly Emmanuel</text:p>
        </text:list-item>
        <text:list-item>
          <text:p text:style-name="P8">Assita Kabore</text:p>
        </text:list-item>
        <text:list-item>
          <text:p text:style-name="P8">Sala Ouedraogo</text:p>
        </text:list-item>
        <text:list-item>
          <text:p text:style-name="P8">Mme Zagre</text:p>
        </text:list-item>
        <text:list-item>
          <text:p text:style-name="P7">Adama Ouedraogo</text:p>
        </text:list-item>
        <text:list-item>
          <text:p text:style-name="P7"/>
        </text:list-item>
      </text:list>
      <text:p text:style-name="P5"/>
      <text:p text:style-name="P6">Composition <text:span text:style-name="T2">de</text:span> la Sous-section</text:p>
      <text:p text:style-name="P3"/>
      <text:p text:style-name="P5"><text:span text:style-name="T2">Secretaire general: </text:span><text:span text:style-name="T8">Gaetan W. A. Ouedraogo</text:span></text:p>
      <text:p text:style-name="P3">Secretaire general adjoint: <text:s/><text:span text:style-name="T9">Jean Seraphin Ky</text:span></text:p>
      <text:p text:style-name="P4"/>
      <text:p text:style-name="P3">Secretaire a l'organisation et a l'administration: <text:span text:style-name="T9">Issiaka Bagayoko</text:span></text:p>
      <text:p text:style-name="P3">Secretaire <text:s/>adjoint a l'organisation et a l'administration:<text:span text:style-name="T4"> </text:span><text:span text:style-name="T9">Idrissa Yameogo</text:span></text:p>
      <text:p text:style-name="P4"><text:tab/><text:tab/><text:tab/><text:tab/><text:tab/><text:tab/> <text:s text:c="8"/></text:p>
      <text:p text:style-name="P5"><text:span text:style-name="T2">Secretaire a la formation politique et civique: </text:span><text:span text:style-name="T3"><text:tab/><text:tab/><text:tab/><text:tab/><text:tab/> <text:s text:c="7"/></text:span></text:p>
      <text:p text:style-name="P3">Secretaire a la formation politique et civique: </text:p>
      <text:p text:style-name="P4"><text:tab/><text:tab/> <text:s text:c="7"/></text:p>
      <text:p text:style-name="P5"><text:span text:style-name="T2">Secretaire a l'information et a la communication: </text:span><text:span text:style-name="T8">Emmanuel Coulibaly</text:span><text:span text:style-name="T7"> </text:span></text:p>
      <text:p text:style-name="P5"><text:span text:style-name="T2">Secretaire <text:s/>adjoint a l'information et a la communication: </text:span><text:span text:style-name="T8">Salam Kanzoe</text:span></text:p>
      <text:p text:style-name="P4"/>
      <text:p text:style-name="P5"><text:span text:style-name="T2">Secretaire aux activites sociauculturelles et sportives: </text:span><text:span text:style-name="T8">Ahdeiza Sidi Mint Sawadogo</text:span></text:p>
      <text:p text:style-name="P5"><text:span text:style-name="T2">Secretaire <text:s/>adjoint aux activites sociauculturelles et sportives: </text:span><text:span text:style-name="T8">Bouba Kone</text:span></text:p>
      <text:p text:style-name="P4"/>
      <text:p text:style-name="P3">Secretaire au contrôle et a la mediation: </text:p>
      <text:p text:style-name="P3">Secretaire <text:s/>adjoint au contrôle et a la mediation: </text:p>
      <text:p text:style-name="P5"/>
      <text:p text:style-name="P5"><text:span text:style-name="T2">Secretaire a la tresorerie: </text:span><text:span text:style-name="T8">Ido Eric</text:span></text:p>
      <text:p text:style-name="P3">Secretaire adjoint a la tresorerie: <text:span text:style-name="T9">Antoine Sian</text:span></text:p>
      <text:p text:style-name="P3"/>
      <text:p text:style-name="P5"><text:span text:style-name="T2">Secretaire charger des question des femmes et du genre: </text:span><text:span text:style-name="T8">Aisseta Kabore</text:span></text:p>
      <text:p text:style-name="P4"><text:span text:style-name="T5">Secretaire <text:s/>adjoint charger des question des femmes et du genre:</text:span> <text:span text:style-name="T10">Mme Zagre</text:span></text:p>
      <text:p text:style-name="P4"/>
      <text:p text:style-name="P5"><text:span text:style-name="T2">Secretaire charge des anciens et des pesonnes agees: </text:span><text:span text:style-name="T8">Moustapha Belem</text:span></text:p>
      <text:p text:style-name="P5"><text:span text:style-name="T2">Secretaire adjoint charge des anciens et des pesonnes agees:</text:span><text:span text:style-name="T3"><text:tab/><text:tab/><text:tab/><text:tab/><text:tab/><text:tab/><text:tab/></text:span></text:p>
      <text:p text:style-name="P4"><text:tab/><text:tab/><text:tab/><text:tab/><text:tab/><text:tab/><text:tab/> <text:s text:c="6"/></text:p>
      <text:p text:style-name="P3"/>
      <text:p text:style-name="P3">Conseiller: <text:span text:style-name="T9">Maiga Aboubacar </text:span></text:p>
      <text:p text:style-name="P4"><text:span text:style-name="T5">Conseiller:</text:span> <text:span text:style-name="T6">Abdoulaye Sawado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01:21:14</meta:creation-date>
    <meta:editing-duration>PT6H1M44S</meta:editing-duration>
    <meta:editing-cycles>8</meta:editing-cycles>
    <meta:generator>LibreOffice/4.0.4.2$Linux_X86_64 LibreOffice_project/400m0$Build-2</meta:generator>
    <meta:initial-creator>GAW OUEDRAOGO</meta:initial-creator>
    <dc:date>2014-07-05T19:47:07</dc:date>
    <dc:creator>ALEX OUEDRAOGO</dc:creator>
    <meta:document-statistic meta:table-count="0" meta:image-count="0" meta:object-count="0" meta:page-count="2" meta:paragraph-count="40" meta:word-count="210" meta:character-count="1482" meta:non-whitespace-character-count="1251"/>
  </office:meta>
</office:document-meta>
</file>